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Extra Bold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ntarell Extra Bold" fo:font-size="16pt" officeooo:rsid="0014df24" officeooo:paragraph-rsid="0014df24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Cantarell Extra Bold" fo:font-size="12pt" officeooo:rsid="0014df24" officeooo:paragraph-rsid="0014df24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2pt" officeooo:rsid="0014df24" officeooo:paragraph-rsid="0014df24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ntarell Extra Bold" fo:font-size="12pt" officeooo:rsid="0016843d" officeooo:paragraph-rsid="0016843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ntarell Extra Bold" fo:font-size="14pt" officeooo:rsid="0016843d" officeooo:paragraph-rsid="0016843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ntarell Extra Bold" fo:font-size="12pt" officeooo:rsid="0016843d" officeooo:paragraph-rsid="0016843d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FACULDADE SÃO PAULO TECH SCHOOL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Ciência da Computação</text:p>
      <text:p text:style-name="P4"/>
      <text:p text:style-name="P4">Enzo Basseto Martelozzo</text:p>
      <text:p text:style-name="P4"/>
      <text:p text:style-name="P4"/>
      <text:p text:style-name="P4"/>
      <text:p text:style-name="P4"/>
      <text:p text:style-name="P4"/>
      <text:p text:style-name="P3">PROJETO INDIVIDUAL:</text:p>
      <text:p text:style-name="P3"/>
      <text:p text:style-name="P3"/>
      <text:p text:style-name="P5"/>
      <text:p text:style-name="P5">A importância da Arte audiovisual (Ilustrações e Animação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6">CONTEXTO:</text:p>
      <text:p text:style-name="P6"/>
      <text:p text:style-name="P7">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0:25:11.239153158</meta:creation-date>
    <dc:date>2026-04-16T10:31:31.810358945</dc:date>
    <meta:editing-duration>PT6M20S</meta:editing-duration>
    <meta:editing-cycles>2</meta:editing-cycles>
    <meta:generator>LibreOffice/25.8.6.2$Linux_X86_64 LibreOffice_project/580$Build-2</meta:generator>
    <meta:document-statistic meta:table-count="0" meta:image-count="0" meta:object-count="0" meta:page-count="2" meta:paragraph-count="7" meta:word-count="23" meta:character-count="162" meta:non-whitespace-character-count="146"/>
  </office:meta>
</office:document-meta>
</file>